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2000000A4646EF3EE9F93C1EF.pdf" manifest:media-type="application/pdf"/>
  <manifest:file-entry manifest:full-path="Pictures/1000000000000132000000EED6182272A1747CAD.pdf" manifest:media-type="application/pdf"/>
  <manifest:file-entry manifest:full-path="Pictures/100000000000013200000281BA87D324AC1074F1.png" manifest:media-type="image/png"/>
  <manifest:file-entry manifest:full-path="Pictures/1000000000000132000000EEE1D6E3D84498D989.png" manifest:media-type="image/png"/>
  <manifest:file-entry manifest:full-path="Pictures/100000000000013100000150B3FDCAB24373AD5B.png" manifest:media-type="image/png"/>
  <manifest:file-entry manifest:full-path="Pictures/1000000000000132000002818A6A3CBB2C909D8E.pdf" manifest:media-type="application/pdf"/>
  <manifest:file-entry manifest:full-path="Pictures/10000000000001320000023D7077279C10226D18.png" manifest:media-type="image/png"/>
  <manifest:file-entry manifest:full-path="Pictures/100000000000020F000002F8136787DD78E580C1.pdf" manifest:media-type="application/pdf"/>
  <manifest:file-entry manifest:full-path="Pictures/10000000000001320000023DE181D37790476157.pdf" manifest:media-type="application/pdf"/>
  <manifest:file-entry manifest:full-path="Pictures/1000000000000210000000A1532A6D7EA37A313B.png" manifest:media-type="image/png"/>
  <manifest:file-entry manifest:full-path="Pictures/1000000000000132000000A4EBD681E89850367D.png" manifest:media-type="image/png"/>
  <manifest:file-entry manifest:full-path="Pictures/100000000000020F000002F8EF2BA6E3CFD9516C.png" manifest:media-type="image/png"/>
  <manifest:file-entry manifest:full-path="Pictures/1000000000000204000000B8359C3F6A9C0FA058.pdf" manifest:media-type="application/pdf"/>
  <manifest:file-entry manifest:full-path="Pictures/1000000000000204000000B834B5ED9603ECF450.png" manifest:media-type="image/png"/>
  <manifest:file-entry manifest:full-path="Pictures/1000000000000131000001501CD37642C34D507E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82cm" svg:y="-0.309cm" svg:width="15.067cm" svg:height="4.593cm" draw:z-index="0"><draw:image xlink:href="Pictures/1000000000000210000000A1532A6D7EA37A313B.png" xlink:type="simple" xlink:show="embed" xlink:actuate="onLoad" loext:mime-type="image/png"/></draw:frame></text:p>
      <text:p text:style-name="Standard"><draw:frame draw:style-name="fr1" draw:name="Image2" text:anchor-type="paragraph" svg:x="1.221cm" svg:y="0.157cm" svg:width="14.429cm" svg:height="20.809cm" draw:z-index="1"><draw:image xlink:href="Pictures/100000000000020F000002F8136787DD78E580C1.pdf" xlink:type="simple" xlink:show="embed" xlink:actuate="onLoad" loext:mime-type="application/pdf"/><draw:image xlink:href="Pictures/100000000000020F000002F8EF2BA6E3CFD9516C.png" xlink:type="simple" xlink:show="embed" xlink:actuate="onLoad"/></draw:frame></text:p>
      <text:p text:style-name="Standard"><draw:frame draw:style-name="fr1" draw:name="Image3" text:anchor-type="paragraph" svg:x="1.304cm" svg:y="0.36cm" svg:width="14.739cm" svg:height="5.255cm" draw:z-index="2"><draw:image xlink:href="Pictures/1000000000000204000000B8359C3F6A9C0FA058.pdf" xlink:type="simple" xlink:show="embed" xlink:actuate="onLoad" loext:mime-type="application/pdf"/><draw:image xlink:href="Pictures/1000000000000204000000B834B5ED9603ECF450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4" text:anchor-type="paragraph" svg:x="-1.425cm" svg:y="0.152cm" svg:width="6.63cm" svg:height="7.304cm" draw:z-index="3"><draw:image xlink:href="Pictures/1000000000000131000001501CD37642C34D507E.pdf" xlink:type="simple" xlink:show="embed" xlink:actuate="onLoad" loext:mime-type="application/pdf"/><draw:image xlink:href="Pictures/100000000000013100000150B3FDCAB24373AD5B.png" xlink:type="simple" xlink:show="embed" xlink:actuate="onLoad"/></draw:frame></text:p>
      <text:p text:style-name="Standard"/>
      <text:p text:style-name="Standard"/>
      <text:p text:style-name="Standard"><draw:frame draw:style-name="fr1" draw:name="Image6" text:anchor-type="paragraph" svg:x="5.495cm" svg:y="0.093cm" svg:width="6.548cm" svg:height="12.261cm" draw:z-index="5"><draw:image xlink:href="Pictures/10000000000001320000023DE181D37790476157.pdf" xlink:type="simple" xlink:show="embed" xlink:actuate="onLoad" loext:mime-type="application/pdf"/><draw:image xlink:href="Pictures/10000000000001320000023D7077279C10226D18.png" xlink:type="simple" xlink:show="embed" xlink:actuate="onLoad"/></draw:frame><draw:frame draw:style-name="fr1" draw:name="Image8" text:anchor-type="paragraph" svg:x="12.25cm" svg:y="0.148cm" svg:width="6.477cm" svg:height="13.568cm" draw:z-index="7"><draw:image xlink:href="Pictures/1000000000000132000002818A6A3CBB2C909D8E.pdf" xlink:type="simple" xlink:show="embed" xlink:actuate="onLoad" loext:mime-type="application/pdf"/><draw:image xlink:href="Pictures/100000000000013200000281BA87D324AC1074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1.393cm" svg:y="0cm" svg:width="6.599cm" svg:height="5.133cm" draw:z-index="4"><draw:image xlink:href="Pictures/1000000000000132000000EED6182272A1747CAD.pdf" xlink:type="simple" xlink:show="embed" xlink:actuate="onLoad" loext:mime-type="application/pdf"/><draw:image xlink:href="Pictures/1000000000000132000000EEE1D6E3D84498D9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5.611cm" svg:y="2.076cm" svg:width="6.641cm" svg:height="3.56cm" draw:z-index="6"><draw:image xlink:href="Pictures/1000000000000132000000A4646EF3EE9F93C1EF.pdf" xlink:type="simple" xlink:show="embed" xlink:actuate="onLoad" loext:mime-type="application/pdf"/><draw:image xlink:href="Pictures/1000000000000132000000A4EBD681E8985036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2:57:50.495881315</meta:creation-date>
    <dc:date>2020-01-19T13:14:14.562070785</dc:date>
    <meta:editing-duration>PT6M34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2" meta:paragraph-count="0" meta:word-count="0" meta:character-count="0" meta:non-whitespace-character-count="0"/>
  </office:meta>
</office:document-meta>
</file>